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75cm" fo:min-width="2.63cm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25cm" svg:height="1.987cm" svg:x="6.75cm" svg:y="1.263cm">
          <draw:text-box>
            <text:p text:style-name="P1"><text:span text:style-name="T1">Spielstart</text:span></text:p>
          </draw:text-box>
        </draw:frame>
        <draw:line draw:style-name="gr2" draw:text-style-name="P2" draw:layer="layout" svg:x1="1cm" svg:y1="3.5cm" svg:x2="20cm" svg:y2="3.5cm">
          <text:p/>
        </draw:line>
        <draw:frame draw:style-name="gr3" draw:layer="layout" svg:width="2.898cm" svg:height="0.963cm" svg:x="2.102cm" svg:y="3.537cm">
          <draw:text-box>
            <text:p>Kämpfer</text:p>
          </draw:text-box>
        </draw:frame>
        <draw:frame draw:style-name="gr3" draw:layer="layout" svg:width="2.72cm" svg:height="0.963cm" svg:x="15.75cm" svg:y="3.537cm">
          <draw:text-box>
            <text:p>Erfinder</text:p>
          </draw:text-box>
        </draw:frame>
        <draw:frame draw:style-name="gr3" draw:layer="layout" svg:width="2.191cm" svg:height="0.963cm" svg:x="9.25cm" svg:y="3.5cm">
          <draw:text-box>
            <text:p>Helfer</text:p>
          </draw:text-box>
        </draw:frame>
        <draw:line draw:style-name="gr4" draw:text-style-name="P2" draw:layer="layout" svg:x1="7cm" svg:y1="3.5cm" svg:x2="7cm" svg:y2="28.7cm">
          <text:p/>
        </draw:line>
        <draw:line draw:style-name="gr4" draw:text-style-name="P2" draw:layer="layout" svg:x1="13.75cm" svg:y1="3.5cm" svg:x2="13.75cm" svg:y2="28.7cm">
          <text:p/>
        </draw:line>
        <draw:line draw:style-name="gr5" draw:text-style-name="P2" draw:layer="layout" svg:x1="1cm" svg:y1="4.5cm" svg:x2="20cm" svg:y2="4.5cm">
          <text:p/>
        </draw:line>
        <draw:frame draw:style-name="gr6" draw:layer="layout" svg:width="3.63cm" svg:height="1cm" svg:x="1.75cm" svg:y="4.75cm">
          <draw:text-box>
            <text:p>Reparieren</text:p>
          </draw:text-box>
        </draw:frame>
        <draw:frame draw:style-name="gr7" draw:layer="layout" svg:width="3.707cm" svg:height="0.963cm" svg:x="1.75cm" svg:y="5.75cm">
          <draw:text-box>
            <text:p>Verbessern</text:p>
          </draw:text-box>
        </draw:frame>
        <draw:frame draw:style-name="gr7" draw:layer="layout" svg:width="2.293cm" svg:height="0.963cm" svg:x="9.207cm" svg:y="4.5cm">
          <draw:text-box>
            <text:p>Heilen</text:p>
          </draw:text-box>
        </draw:frame>
        <draw:frame draw:style-name="gr7" draw:layer="layout" svg:width="3.63cm" svg:height="0.963cm" svg:x="8.37cm" svg:y="5.5cm">
          <draw:text-box>
            <text:p>Reparieren</text:p>
          </draw:text-box>
        </draw:frame>
        <draw:frame draw:style-name="gr8" draw:layer="layout" svg:width="3.669cm" svg:height="1cm" svg:x="15.081cm" svg:y="4.75cm">
          <draw:text-box>
            <text:p>Schmieden</text:p>
          </draw:text-box>
        </draw:frame>
        <draw:frame draw:style-name="gr7" draw:layer="layout" svg:width="3.707cm" svg:height="0.963cm" svg:x="15.25cm" svg:y="5.537cm">
          <draw:text-box>
            <text:p>Verbessern</text:p>
          </draw:text-box>
        </draw:frame>
        <draw:line draw:style-name="gr5" draw:text-style-name="P2" draw:layer="layout" svg:x1="1cm" svg:y1="6.75cm" svg:x2="20cm" svg:y2="6.75cm">
          <text:p/>
        </draw:line>
        <draw:frame draw:style-name="gr7" draw:layer="layout" svg:width="4.312cm" svg:height="0.963cm" svg:x="1.688cm" svg:y="7.25cm">
          <draw:text-box>
            <text:p>Waffe Stufe 2</text:p>
          </draw:text-box>
        </draw:frame>
        <draw:frame draw:style-name="gr7" draw:layer="layout" svg:width="4.312cm" svg:height="0.963cm" svg:x="8cm" svg:y="7.25cm">
          <draw:text-box>
            <text:p>Waffe Stufe 1</text:p>
          </draw:text-box>
        </draw:frame>
        <draw:frame draw:style-name="gr7" draw:layer="layout" svg:width="4.312cm" svg:height="0.963cm" svg:x="14.688cm" svg:y="7.287cm">
          <draw:text-box>
            <text:p>Waffe Stufe 1</text:p>
          </draw:text-box>
        </draw:frame>
        <draw:frame draw:style-name="gr7" draw:layer="layout" svg:width="4.701cm" svg:height="0.963cm" svg:x="7.75cm" svg:y="8.287cm">
          <draw:text-box>
            <text:p>Tasche Stufe 2</text:p>
          </draw:text-box>
        </draw:frame>
        <draw:frame draw:style-name="gr7" draw:layer="layout" svg:width="4.701cm" svg:height="0.963cm" svg:x="1.5cm" svg:y="8.287cm">
          <draw:text-box>
            <text:p>Tasche Stufe 1</text:p>
          </draw:text-box>
        </draw:frame>
        <draw:frame draw:style-name="gr7" draw:layer="layout" svg:width="4.701cm" svg:height="0.963cm" svg:x="14.549cm" svg:y="8.25cm">
          <draw:text-box>
            <text:p>Tasche Stufe 1</text:p>
          </draw:text-box>
        </draw:frame>
        <draw:frame draw:style-name="gr7" draw:layer="layout" svg:width="5.857cm" svg:height="0.963cm" svg:x="14cm" svg:y="9.25cm">
          <draw:text-box>
            <text:p>Schmieden Stufe 2</text:p>
          </draw:text-box>
        </draw:frame>
        <draw:frame draw:style-name="gr7" draw:layer="layout" svg:width="5.857cm" svg:height="0.963cm" svg:x="7.25cm" svg:y="9.287cm">
          <draw:text-box>
            <text:p>Schmieden Stufe 1</text:p>
          </draw:text-box>
        </draw:frame>
        <draw:frame draw:style-name="gr7" draw:layer="layout" svg:width="5.857cm" svg:height="0.963cm" svg:x="1cm" svg:y="9.287cm">
          <draw:text-box>
            <text:p>Schmieden Stufe 1</text:p>
          </draw:text-box>
        </draw:frame>
        <draw:line draw:style-name="gr5" draw:text-style-name="P2" draw:layer="layout" svg:x1="1cm" svg:y1="10.25cm" svg:x2="20cm" svg:y2="10.25cm">
          <text:p/>
        </draw:line>
        <draw:frame draw:style-name="gr7" draw:layer="layout" svg:width="6.225cm" svg:height="2.387cm" svg:x="1cm" svg:y="11cm">
          <draw:text-box>
            <text:p>Stahlschwert</text:p>
            <text:p>Leichter Zweihänder</text:p>
            <text:p>Alte Armbrust</text:p>
          </draw:text-box>
        </draw:frame>
        <draw:frame draw:style-name="gr7" draw:layer="layout" svg:width="4.376cm" svg:height="2.387cm" svg:x="7.75cm" svg:y="10.75cm">
          <draw:text-box>
            <text:p>Heilerspeer</text:p>
            <text:p>Magierstab</text:p>
            <text:p>Rießen Kreuz</text:p>
          </draw:text-box>
        </draw:frame>
        <draw:frame draw:style-name="gr7" draw:layer="layout" svg:width="5.607cm" svg:height="2.387cm" svg:x="14.25cm" svg:y="10.75cm">
          <draw:text-box>
            <text:p>Vorschlaghammer</text:p>
            <text:p>Erfinderaxt</text:p>
            <text:p>Klammerspeer</text:p>
          </draw:text-box>
        </draw:frame>
        <draw:line draw:style-name="gr5" draw:text-style-name="P2" draw:layer="layout" svg:x1="1cm" svg:y1="13.5cm" svg:x2="20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8T14:30:03.73</meta:creation-date>
    <dc:date>2011-09-18T16:17:11.25</dc:date>
    <meta:editing-duration>PT11M39S</meta:editing-duration>
    <meta:editing-cycles>1</meta:editing-cycles>
    <meta:document-statistic meta:object-count="29"/>
    <meta:generator>LibreOffice/3.4$Win32 LibreOffice_project/340m1$Build-203</meta:generator>
  </office:meta>
</office:document-meta>
</file>